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202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201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2018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592" calcext:value-type="float">
            <text:p>54.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201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352" calcext:value-type="float">
            <text:p>54.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2015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201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201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201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201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200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44" calcext:value-type="float">
            <text:p>53.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200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200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200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199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1996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9712" calcext:value-type="float">
            <text:p>52.5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199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8016" calcext:value-type="float">
            <text:p>53.4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199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199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7152" calcext:value-type="float">
            <text:p>51.1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199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0032" calcext:value-type="float">
            <text:p>51.3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199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6896" calcext:value-type="float">
            <text:p>52.1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199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7528" calcext:value-type="float">
            <text:p>51.0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1986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3232" calcext:value-type="float">
            <text:p>50.2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198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576" calcext:value-type="float">
            <text:p>49.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197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084" calcext:value-type="float">
            <text:p>48.6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